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:</text:span></text:p>
      <text:p text:style-name="P1"/>
      <text:p text:style-name="P2">python manage.py runserver <text:span text:style-name="T2">: permet de lancer le serveur de développement intégré à Djang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0T12:05:07.062010105</dc:date>
    <meta:editing-duration>PT3M45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2" meta:word-count="16" meta:character-count="103" meta:non-whitespace-character-count="88"/>
  </office:meta>
</office:document-meta>
</file>